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 mono" svg:font-family="'Free mono'" style:font-family-generic="roman" style:font-pitch="variable"/>
    <style:font-face style:name="Free mono1" svg:font-family="'Free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Free mono" fo:font-size="14pt" fo:font-weight="bold" style:font-size-asian="14pt" style:font-weight-asian="bold" style:font-name-complex="Free mono1" style:font-size-complex="14pt" style:font-weight-complex="bold"/>
    </style:style>
    <style:style style:name="P2" style:family="paragraph" style:parent-style-name="Standard">
      <style:paragraph-properties fo:text-align="start" style:justify-single-word="false"/>
      <style:text-properties style:font-name="Free mono" fo:font-size="14pt" fo:font-weight="bold" officeooo:paragraph-rsid="0023e570" style:font-size-asian="14pt" style:font-weight-asian="bold" style:font-name-complex="Free mono1" style:font-size-complex="14pt" style:font-weight-complex="bold"/>
    </style:style>
    <style:style style:name="P3" style:family="paragraph" style:parent-style-name="Standard">
      <style:text-properties style:font-name="Free mono" fo:font-size="14pt" fo:font-weight="bold" style:font-size-asian="14pt" style:font-weight-asian="bold" style:font-name-complex="Free mono1" style:font-size-complex="14pt" style:font-weight-complex="bold"/>
    </style:style>
    <style:style style:name="P4" style:family="paragraph" style:parent-style-name="Standard">
      <style:paragraph-properties fo:text-align="start" style:justify-single-word="false"/>
      <style:text-properties fo:color="#2a6099" loext:opacity="100%" style:font-name="Free mono" fo:font-size="14pt" fo:font-weight="bold" style:font-size-asian="14pt" style:font-weight-asian="bold" style:font-name-complex="Free mono1" style:font-size-complex="14pt" style:font-weight-complex="bold"/>
    </style:style>
    <style:style style:name="P5" style:family="paragraph" style:parent-style-name="Standard">
      <style:text-properties fo:color="#2a6099" loext:opacity="100%" style:font-name="Free mono" fo:font-size="14pt" fo:font-weight="bold" style:font-size-asian="14pt" style:font-weight-asian="bold" style:font-name-complex="Free mono1" style:font-size-complex="14pt" style:font-weight-complex="bold"/>
    </style:style>
    <style:style style:name="P6" style:family="paragraph" style:parent-style-name="Standard">
      <style:text-properties fo:color="#2a6099" loext:opacity="100%" style:font-name="Free mono" fo:font-size="14pt" fo:font-weight="bold" officeooo:rsid="0023e570" officeooo:paragraph-rsid="0023e570" style:font-size-asian="14pt" style:font-weight-asian="bold" style:font-name-complex="Free mono1" style:font-size-complex="14pt" style:font-weight-complex="bold"/>
    </style:style>
    <style:style style:name="P7" style:family="paragraph" style:parent-style-name="Standard">
      <style:text-properties fo:color="#2a6099" loext:opacity="100%" style:font-name="Free mono" fo:font-size="14pt" fo:font-weight="bold" officeooo:rsid="0023e570" officeooo:paragraph-rsid="0023e570" style:font-size-asian="14pt" style:font-weight-asian="bold" style:font-name-complex="Free mono1" style:font-size-complex="14pt" style:font-weight-complex="bold"/>
    </style:style>
    <style:style style:name="P8" style:family="paragraph" style:parent-style-name="Standard">
      <style:text-properties fo:color="#2a6099" loext:opacity="100%" style:font-name="Free mono" fo:font-size="14pt" fo:font-weight="bold" officeooo:rsid="0028c55e" officeooo:paragraph-rsid="0028c55e" style:font-size-asian="14pt" style:font-weight-asian="bold" style:font-name-complex="Free mono1" style:font-size-complex="14pt" style:font-weight-complex="bold"/>
    </style:style>
    <style:style style:name="P9" style:family="paragraph" style:parent-style-name="Standard" style:list-style-name="L6">
      <style:paragraph-properties fo:margin-top="0cm" fo:margin-bottom="0cm" style:contextual-spacing="false" fo:line-height="150%"/>
      <style:text-properties fo:color="#2a6099" loext:opacity="100%" style:font-name="Free mono" fo:font-size="14pt" fo:font-weight="bold" officeooo:rsid="0028c55e" officeooo:paragraph-rsid="0028c55e" style:font-size-asian="14pt" style:font-weight-asian="bold" style:font-name-complex="Free mono1" style:font-size-complex="14pt" style:font-weight-complex="bold"/>
    </style:style>
    <style:style style:name="P10" style:family="paragraph" style:parent-style-name="Standard" style:list-style-name="L6">
      <style:paragraph-properties fo:margin-top="0cm" fo:margin-bottom="0cm" style:contextual-spacing="false" fo:line-height="150%"/>
      <style:text-properties fo:color="#2a6099" loext:opacity="100%" style:font-name="Free mono" fo:font-size="14pt" fo:font-weight="bold" officeooo:rsid="002a240b" officeooo:paragraph-rsid="002a240b" style:font-size-asian="14pt" style:font-weight-asian="bold" style:font-name-complex="Free mono1" style:font-size-complex="14pt" style:font-weight-complex="bold"/>
    </style:style>
    <style:style style:name="P11" style:family="paragraph" style:parent-style-name="Text_20_body">
      <style:text-properties officeooo:paragraph-rsid="00274b0c"/>
    </style:style>
    <style:style style:name="P12" style:family="paragraph" style:parent-style-name="Text_20_body" style:list-style-name="L3">
      <style:text-properties officeooo:paragraph-rsid="00274b0c"/>
    </style:style>
    <style:style style:name="P13" style:family="paragraph" style:parent-style-name="Text_20_body" style:list-style-name="L3">
      <style:text-properties fo:font-size="14pt" fo:font-weight="bold" officeooo:paragraph-rsid="00274b0c" style:font-size-asian="14pt" style:font-weight-asian="bold" style:font-size-complex="14pt" style:font-weight-complex="bold"/>
    </style:style>
    <style:style style:name="P14" style:family="paragraph" style:parent-style-name="Text_20_body" style:list-style-name="L3">
      <style:text-properties fo:font-size="14pt" fo:font-weight="bold" officeooo:paragraph-rsid="002a240b" style:font-size-asian="14pt" style:font-weight-asian="bold" style:font-size-complex="14pt" style:font-weight-complex="bold"/>
    </style:style>
    <style:style style:name="P15" style:family="paragraph" style:parent-style-name="Text_20_body" style:list-style-name="L3">
      <style:text-properties fo:font-size="12pt" fo:font-weight="normal" officeooo:paragraph-rsid="00274b0c" style:font-size-asian="12pt" style:font-weight-asian="normal" style:font-size-complex="12pt" style:font-weight-complex="normal"/>
    </style:style>
    <style:style style:name="T1" style:family="text">
      <style:text-properties officeooo:rsid="0023e570"/>
    </style:style>
    <style:style style:name="T2" style:family="text">
      <style:text-properties fo:color="#2a6099" loext:opacity="100%" style:font-name="Free mono" fo:font-size="14pt" fo:font-weight="bold" officeooo:rsid="0023e570" style:font-size-asian="14pt" style:font-weight-asian="bold" style:font-name-complex="Free mono1" style:font-size-complex="14pt" style:font-weight-complex="bold"/>
    </style:style>
    <style:style style:name="T3" style:family="text">
      <style:text-properties fo:color="#2a6099" loext:opacity="100%" style:font-name="Free mono" fo:font-size="14pt" fo:font-weight="bold" officeooo:rsid="0028c55e" style:font-size-asian="14pt" style:font-weight-asian="bold" style:font-name-complex="Free mono1" style:font-size-complex="14pt" style:font-weight-complex="bold"/>
    </style:style>
    <style:style style:name="T4" style:family="text">
      <style:text-properties officeooo:rsid="00274b0c"/>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274b0c" style:font-size-asian="14pt" style:font-weight-asian="bold" style:font-size-complex="14pt" style:font-weight-complex="bold"/>
    </style:style>
    <style:style style:name="T7" style:family="text">
      <style:text-properties fo:color="#c9211e" loext:opacity="100%" fo:font-size="12pt" officeooo:rsid="002a3c73" style:font-size-asian="12pt" style:font-size-complex="12pt"/>
    </style:style>
    <style:style style:name="T8" style:family="text">
      <style:text-properties fo:font-size="12pt" fo:font-weight="normal" officeooo:rsid="00274b0c" style:font-size-asian="12pt" style:font-weight-asian="normal" style:font-size-complex="12pt" style:font-weight-complex="normal"/>
    </style:style>
    <style:style style:name="T9" style:family="text">
      <style:text-properties fo:font-size="12pt" fo:font-weight="normal" officeooo:rsid="00295a6d" style:font-size-asian="12pt" style:font-weight-asian="normal" style:font-size-complex="12pt" style:font-weight-complex="normal"/>
    </style:style>
    <style:style style:name="T10" style:family="text">
      <style:text-properties fo:font-size="12pt" fo:font-weight="normal" officeooo:rsid="002a240b" style:font-size-asian="12pt" style:font-weight-asian="normal" style:font-size-complex="12pt" style:font-weight-complex="normal"/>
    </style:style>
    <style:style style:name="T11" style:family="text">
      <style:text-properties fo:font-size="12pt" fo:font-weight="normal" officeooo:rsid="002a3c73" style:font-size-asian="12pt" style:font-weight-asian="normal" style:font-size-complex="12pt" style:font-weight-complex="normal"/>
    </style:style>
    <style:style style:name="T12" style:family="text">
      <style:text-properties fo:font-size="12pt" fo:font-weight="normal" officeooo:rsid="002b74fb" style:font-size-asian="12pt" style:font-weight-asian="normal" style:font-size-complex="12pt" style:font-weight-complex="normal"/>
    </style:style>
    <style:style style:name="T13" style:family="text">
      <style:text-properties officeooo:rsid="00295a6d"/>
    </style:style>
    <style:style style:name="T14" style:family="text">
      <style:text-properties officeooo:rsid="002a3c73"/>
    </style:style>
    <style:style style:name="T15" style:family="text">
      <style:text-properties officeooo:rsid="002d2197"/>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NOMBRE: <text:span text:style-name="T15">Enrique Martínez Añón</text:span></text:p>
      <text:p text:style-name="P1"/>
      <text:p text:style-name="P1">• FECHA INICIO: <text:span text:style-name="T15">10-12-23</text:span></text:p>
      <text:p text:style-name="P4"/>
      <text:p text:style-name="P1">• FECHA FINAL: <text:span text:style-name="T15">12-12-23</text:span></text:p>
      <text:p text:style-name="P1"/>
      <text:p text:style-name="P1">• UNIDAD: <text:span text:style-name="T15">Seguridad activa: sistema operativo y aplicaciones.</text:span></text:p>
      <text:p text:style-name="P1"/>
      <text:p text:style-name="P1">• CASO PRÁCTICO: Activitat. Detección de serviciosTarea</text:p>
      <text:p text:style-name="P1"/>
      <text:p text:style-name="P2">• <text:span text:style-name="T1">ENUNCIADO</text:span>: Qué es y Cómo usar NETCAT para Bind y Reverse Shell en Kali Linux 2022.2</text:p>
      <text:p text:style-name="P1"><text:s/></text:p>
      <text:p text:style-name="P1">• VERSIÓN ACTIVIDAD: <text:span text:style-name="T1">A</text:span></text:p>
      <text:p text:style-name="P4"/>
      <text:p text:style-name="P1">• DIFICULTAD: <text:span text:style-name="T1">BAJO</text:span></text:p>
      <text:p text:style-name="P1"/>
      <text:p text:style-name="P1">• TIEMPO ESTIMADO:<text:span text:style-name="T15"> 1:30</text:span> </text:p>
      <text:p text:style-name="P4"/>
      <text:p text:style-name="P2">• TIEMPO REAL:<text:span text:style-name="T15"> 1:00</text:span></text:p>
      <text:p text:style-name="P1"/>
      <text:p text:style-name="P3">• CONCLUSIÓN: </text:p>
      <text:p text:style-name="P5"/>
      <text:p text:style-name="P5"/>
      <text:p text:style-name="P6">INDICE</text:p>
      <text:p text:style-name="P6"/>
      <text:p text:style-name="P6">APARTADOS</text:p>
      <text:p text:style-name="P11"><text:span text:style-name="T3"/></text:p>
      <text:p text:style-name="P11"><text:span text:style-name="T3">P</text:span><text:span text:style-name="T2">ara que sirven cada uno de los siguientes comandos. Y muestra captura de su ejecución. Con los parámetros del vídeo.</text:span></text:p>
      <text:list text:style-name="L3">
        <text:list-item>
          <text:p text:style-name="P12"><text:span text:style-name="T5">nc</text:span><text:span text:style-name="T6">:</text:span><text:span text:style-name="T4"> netcat(nc) es un comando que permite acceder a puertos TCP o UDP de la propia máquina o de otras máquinas remotas. También permite quedar a la escucha en un puerto dado (TCP o UDP) de la máquina local.</text:span></text:p>
        </text:list-item>
        <text:list-item>
          <text:p text:style-name="P13"><text:soft-page-break/>whatweb<text:span text:style-name="T4">: </text:span><text:span text:style-name="T8">Es un escáner de nueva generación que detecta las tecnologías utilizadas en el desarrollo de una página web. Su nombre, WhatWeb, responde a la pregunta: ¿qué sitio web es este? Por eso, WhatWeb permite identificar tecnologías como:</text:span></text:p>
          <text:list>
            <text:list-item>
              <text:p text:style-name="P15">Sistemas de gestión de contenidos.</text:p>
            </text:list-item>
            <text:list-item>
              <text:p text:style-name="P15">Plataformas de blog.</text:p>
            </text:list-item>
            <text:list-item>
              <text:p text:style-name="P15">Paquetes de estadísticas/analítica.</text:p>
            </text:list-item>
            <text:list-item>
              <text:p text:style-name="P15">Librerías de JavaScript.</text:p>
            </text:list-item>
            <text:list-item>
              <text:p text:style-name="P15">Servidores web.</text:p>
            </text:list-item>
            <text:list-item>
              <text:p text:style-name="P15">Dispositivos integrados.</text:p>
            </text:list-item>
            <text:list-item>
              <text:p text:style-name="P15">Versiones de software.</text:p>
            </text:list-item>
            <text:list-item>
              <text:p text:style-name="P15">Direcciones email relacionadas.</text:p>
            </text:list-item>
            <text:list-item>
              <text:p text:style-name="P15">ID de cuentas de usuarios.</text:p>
            </text:list-item>
            <text:list-item>
              <text:p text:style-name="P15">Módulos de frameworks utilizados.</text:p>
            </text:list-item>
            <text:list-item>
              <text:p text:style-name="P15">Errores SQL.</text:p>
            </text:list-item>
          </text:list>
        </text:list-item>
        <text:list-item>
          <text:p text:style-name="P14">Indica la utilidad de la aplicación zenmap<text:span text:style-name="T13">: </text:span><text:span text:style-name="T9">Zenmap </text:span><text:span text:style-name="T10">es </text:span><text:span text:style-name="T9">como la interfaz gráfica de usuario oficial de Nmap, que permite usar el programa de manera práctica, cómoda, clara y más organizada.</text:span></text:p>
          <text:p text:style-name="P14"><text:span text:style-name="T13"><text:line-break/></text:span><text:span text:style-name="T9">Nmap es un programa de código abierto que permite escanear en detalle todos los puertos de los dispositivos conectados a una red. Esto significa que, por medio de nmap en windows , podemos verificar:</text:span></text:p>
          <text:list>
            <text:list-item>
              <text:p text:style-name="P15">El número de puertos que tiene una red.</text:p>
            </text:list-item>
            <text:list-item>
              <text:p text:style-name="P15">Qué puertos abiertos tiene la red.</text:p>
            </text:list-item>
            <text:list-item>
              <text:p text:style-name="P15">Qué tipo de dispositivo está conectado a dicho puerto.</text:p>
            </text:list-item>
            <text:list-item>
              <text:p text:style-name="P15">Qué sistema operativo utiliza.</text:p>
            </text:list-item>
          </text:list>
        </text:list-item>
        <text:list-item>
          <text:p text:style-name="P13">Indica la utilidad del comando wpscan y averigua los pluggins del wordpress que utilizáis en clase<text:span text:style-name="T14">: </text:span><text:span text:style-name="T11">WPScan es un software de código abierto para Kali Linux, diseñado para escanear vulnerabilidades y fallos en un sitio web de WordPress. WPScan es una herramienta muy poderosa y capaz de darte información detallada sobre una página web. Con ella, puedes auditar sistemas, verificar su estado y corregir cada fallo que encuentres antes de que lo aproveche un delincuente.</text:span></text:p>
          <text:p text:style-name="P13"><text:span text:style-name="T11">Si deseas saber si una página web ha sido creada en WordPress, instala la extensión de </text:span><text:span text:style-name="T7">Wappalyzer</text:span><text:span text:style-name="T11"> en tu navegador web y abre la página que deseas investigar. Ahora, despliega el icono de la extensión y allí verás información detallada sobre la tecnología que utiliza el sitio web. Para ver información en Wappalyzer, debes abrir el sitio web, pero no tienes que escanearlo para conocer estos datos.</text:span></text:p>
          <text:p text:style-name="P13"><text:soft-page-break/><text:span text:style-name="T12">E</text:span><text:span text:style-name="T11">l comando para indicar la URL a escanear es --</text:span><text:span text:style-name="T12">url</text:span><text:span text:style-name="T11"> y, después, debes introducir la dirección URL del sitio, por ejemplo https://www.example.com. El código se vería así:</text:span></text:p>
          <text:p text:style-name="P13"><text:span text:style-name="T11">wpscan –url https://www.example.com</text:span></text:p>
          <text:p text:style-name="P13"><text:span text:style-name="T11">Adicionalmente, tendrás que decirle a la herramienta WPScan qué información deseas que te muestre cuando quieras escanear el sitio web. Para ello, en el menú de ayuda encontrarás el comando -e de enumerate, que sirve para que el programa escanee y enumere diferentes opciones de datos. Los comandos WPScan Linux para estas opciones son:</text:span></text:p>
          <text:list>
            <text:list-item>
              <text:p text:style-name="P13"><text:span text:style-name="T11">vp: vulnerable plugins. Sirve para encontrar qué plugins usados en el sitio tienen vulnerabilidades. Luego, puedes ir a un buscador y encontrar cuáles son sus fallos.</text:span></text:p>
            </text:list-item>
            <text:list-item>
              <text:p text:style-name="P13"><text:span text:style-name="T11">ap: all plugins. Muestra todos los plugins que utiliza el sitio web, no solo los vulnerables.</text:span></text:p>
            </text:list-item>
            <text:list-item>
              <text:p text:style-name="P13"><text:span text:style-name="T11">p: popular plugins. Señala cuáles son los plugins más utilizados.</text:span></text:p>
            </text:list-item>
            <text:list-item>
              <text:p text:style-name="P13"><text:span text:style-name="T11">vt: vulnerable themes. Indica cuáles son los temas vulnerables que utiliza el sitio web. De este modo, puedes buscar qué ataques funcionan para estos fallos y protegerlos.</text:span></text:p>
            </text:list-item>
            <text:list-item>
              <text:p text:style-name="P13"><text:span text:style-name="T11">at: all themes. Muestra todos los temas utilizados por el sitio web.</text:span></text:p>
            </text:list-item>
            <text:list-item>
              <text:p text:style-name="P13"><text:span text:style-name="T11">t: popular themes. Indica cuáles son los temas más utilizados.</text:span></text:p>
            </text:list-item>
            <text:list-item>
              <text:p text:style-name="P13"><text:span text:style-name="T11">u: user ID range. Esta es quizás la opción más interesante de todas, pues proporciona los nombres de los usuarios de la página de WordPress. Esto se puede explotar por medio de un ataque de fuerza bruta.</text:span></text:p>
            </text:list-item>
          </text:list>
          <text:p text:style-name="P13"><text:span text:style-name="T11">De modo que al escribir el código para escanear el sitio web sería:</text:span></text:p>
          <text:p text:style-name="P13"><text:span text:style-name="T11">wpscan –url https://www.example.com/ -e u vp vt</text:span></text:p>
        </text:list-item>
      </text:list>
      <text:p text:style-name="P6"/>
      <text:p text:style-name="P6">BIBLIOGRAFIA</text:p>
      <text:p text:style-name="P8"/>
      <text:list text:style-name="L6">
        <text:list-item>
          <text:p text:style-name="P9">nc (netcat): <text:a xlink:type="simple" xlink:href="https://www.neoguias.com/comando-nc/" text:style-name="Internet_20_link" text:visited-style-name="Visited_20_Internet_20_Link">https://www.neoguias.com/comando-nc/</text:a></text:p>
        </text:list-item>
        <text:list-item>
          <text:p text:style-name="P9">whatweb: <text:a xlink:type="simple" xlink:href="https://keepcoding.io/blog/que-es-whatweb/" text:style-name="Internet_20_link" text:visited-style-name="Visited_20_Internet_20_Link">https://keepcoding.io/blog/que-es-whatweb/</text:a></text:p>
        </text:list-item>
        <text:list-item>
          <text:p text:style-name="P10">zenmap: <text:a xlink:type="simple" xlink:href="https://keepcoding.io/blog/que-es-zenmap-ciberseguridad/" text:style-name="Internet_20_link" text:visited-style-name="Visited_20_Internet_20_Link">https://keepcoding.io/blog/que-es-zenmap-ciberseguridad/</text:a> </text:p>
        </text:list-item>
        <text:list-item>
          <text:p text:style-name="P10">wpscan: <text:a xlink:type="simple" xlink:href="https://keepcoding.io/blog/que-es-wpscan-ciberseguridad/" text:style-name="Internet_20_link" text:visited-style-name="Visited_20_Internet_20_Link">https://keepcoding.io/blog/que-es-wpscan-ciberseguridad/</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 mono" svg:font-family="'Free mono'" style:font-family-generic="roman" style:font-pitch="variable"/>
    <style:font-face style:name="Free mono1" svg:font-family="'Free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8S</meta:editing-duration>
    <meta:editing-cycles>2</meta:editing-cycles>
    <meta:generator>LibreOffice/7.6.4.1$Linux_X86_64 LibreOffice_project/60$Build-1</meta:generator>
    <dc:title>SeguridadInformatica</dc:title>
    <meta:creation-date>2023-12-13T21:03:01.992855970</meta:creation-date>
    <dc:date>2023-12-13T22:07:33.051887071</dc:date>
    <meta:document-statistic meta:table-count="0" meta:image-count="0" meta:object-count="0" meta:page-count="3" meta:paragraph-count="53" meta:word-count="720" meta:character-count="4400" meta:non-whitespace-character-count="3765"/>
    <meta:template xlink:type="simple" xlink:actuate="onRequest" xlink:title="SeguridadInformatica" xlink:href="../../../Plantillas/SeguridadInformatica.ott" meta:date="2023-12-13T21:03:01.218105972"/>
  </office:meta>
</office:document-meta>
</file>